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Jakub Nowosielski" table:style-name="ta1">
        <table:shapes>
          <draw:frame draw:z-index="0" draw:style-name="gr1" draw:text-style-name="P1" svg:width="282.06mm" svg:height="165.14mm" svg:x="32.38mm" svg:y="4.52mm">
            <draw:object draw:notify-on-update-of-ranges="'TreeSize-Jakub Nowosielski'.A1:'TreeSize-Jakub Nowosielski'.A1200 'TreeSize-Jakub Nowosielski'.B1:'TreeSize-Jakub Nowosiel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3" calcext:value-type="float">
            <text:p>54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465" calcext:value-type="float">
            <text:p>54,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33" calcext:value-type="float">
            <text:p>54,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01" calcext:value-type="float">
            <text:p>54,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668" calcext:value-type="float">
            <text:p>54,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736" calcext:value-type="float">
            <text:p>54,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71" calcext:value-type="float">
            <text:p>54,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74" calcext:value-type="float">
            <text:p>55,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007" calcext:value-type="float">
            <text:p>55,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939" calcext:value-type="float">
            <text:p>54,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83" calcext:value-type="float">
            <text:p>55,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83" calcext:value-type="float">
            <text:p>55,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83" calcext:value-type="float">
            <text:p>55,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83" calcext:value-type="float">
            <text:p>55,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16" calcext:value-type="float">
            <text:p>55,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683" calcext:value-type="float">
            <text:p>55,6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277" calcext:value-type="float">
            <text:p>55,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142" calcext:value-type="float">
            <text:p>55,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548" calcext:value-type="float">
            <text:p>55,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13" calcext:value-type="float">
            <text:p>55,4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8" calcext:value-type="float">
            <text:p>5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45" calcext:value-type="float">
            <text:p>55,3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804" calcext:value-type="float">
            <text:p>54,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398" calcext:value-type="float">
            <text:p>54,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315" calcext:value-type="float">
            <text:p>53,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12" calcext:value-type="float">
            <text:p>53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18" calcext:value-type="float">
            <text:p>53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677" calcext:value-type="float">
            <text:p>50,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541" calcext:value-type="float">
            <text:p>50,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985" calcext:value-type="float">
            <text:p>48,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35:10.75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35:54.704000000</dc:date>
    <meta:editing-duration>PT22M50S</meta:editing-duration>
    <meta:editing-cycles>7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8" chart:maximum="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07cm" svg:height="16.515cm" xlink:href=".." xlink:type="simple" chart:class="chart:scatter" chart:style-name="ch1">
        <chart:plot-area chart:style-name="ch2" table:cell-range-address="'TreeSize-Jakub Nowosielski'.A1:'TreeSize-Jakub Nowosielski'.B1200" svg:x="0.564cm" svg:y="0.33cm" svg:width="27.079cm" svg:height="15.855cm">
          <chartooo:coordinate-region svg:x="1.196cm" svg:y="0.532cm" svg:width="26.255cm" svg:height="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Jakub Nowosielski'.B1:'TreeSize-Jakub Nowosielski'.B1200" chart:class="chart:scatter">
            <chart:domain table:cell-range-address="'TreeSize-Jakub Nowosielski'.A1:'TreeSize-Jakub Nowosiel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'TreeSize-Jakub Nowosielski'.A1:'TreeSize-Jakub Nowosielski'.A1200</svg:desc>
                </draw:g>
              </table:table-cell>
              <table:table-cell office:value-type="float" office:value="54.533">
                <text:p>54.533</text:p>
                <draw:g>
                  <svg:desc>'TreeSize-Jakub Nowosielski'.B1:'TreeSize-Jakub Nowosiel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">
                <text:p>43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">
                <text:p>43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">
                <text:p>58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">
                <text:p>31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">
                <text:p>31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">
                <text:p>31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">
                <text:p>31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">
                <text:p>31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">
                <text:p>31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54.533">
                <text:p>54.5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54.668">
                <text:p>54.6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54.736">
                <text:p>54.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">
                <text:p>19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  <table:table-cell office:value-type="float" office:value="54.871">
                <text:p>54.8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">
                <text:p>19</text:p>
              </table:table-cell>
              <table:table-cell office:value-type="float" office:value="55.074">
                <text:p>55.0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">
                <text:p>19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">
                <text:p>19</text:p>
              </table:table-cell>
              <table:table-cell office:value-type="float" office:value="54.939">
                <text:p>54.9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">
                <text:p>1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">
                <text:p>19</text:p>
              </table:table-cell>
              <table:table-cell office:value-type="float" office:value="55.683">
                <text:p>55.6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">
                <text:p>19</text:p>
              </table:table-cell>
              <table:table-cell office:value-type="float" office:value="55.683">
                <text:p>55.6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">
                <text:p>19</text:p>
              </table:table-cell>
              <table:table-cell office:value-type="float" office:value="55.683">
                <text:p>55.6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">
                <text:p>19</text:p>
              </table:table-cell>
              <table:table-cell office:value-type="float" office:value="55.683">
                <text:p>55.6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">
                <text:p>19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">
                <text:p>19</text:p>
              </table:table-cell>
              <table:table-cell office:value-type="float" office:value="55.683">
                <text:p>55.6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">
                <text:p>19</text:p>
              </table:table-cell>
              <table:table-cell office:value-type="float" office:value="55.277">
                <text:p>55.2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">
                <text:p>19</text:p>
              </table:table-cell>
              <table:table-cell office:value-type="float" office:value="55.142">
                <text:p>55.1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">
                <text:p>19</text:p>
              </table:table-cell>
              <table:table-cell office:value-type="float" office:value="55.548">
                <text:p>55.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">
                <text:p>19</text:p>
              </table:table-cell>
              <table:table-cell office:value-type="float" office:value="55.413">
                <text:p>55.4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">
                <text:p>1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  <table:table-cell office:value-type="float" office:value="55.345">
                <text:p>55.3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">
                <text:p>1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">
                <text:p>14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">
                <text:p>14</text:p>
              </table:table-cell>
              <table:table-cell office:value-type="float" office:value="53.315">
                <text:p>53.3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">
                <text:p>14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">
                <text:p>9</text:p>
              </table:table-cell>
              <table:table-cell office:value-type="float" office:value="53.112">
                <text:p>53.1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">
                <text:p>9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">
                <text:p>9</text:p>
              </table:table-cell>
              <table:table-cell office:value-type="float" office:value="50.677">
                <text:p>50.67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">
                <text:p>9</text:p>
              </table:table-cell>
              <table:table-cell office:value-type="float" office:value="50.541">
                <text:p>50.5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48.985">
                <text:p>48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